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3">
      <style:paragraph-properties fo:text-align="justify" style:justify-single-word="false"/>
      <style:text-properties style:font-name="Arial1" fo:font-size="12pt" officeooo:paragraph-rsid="000a8c23" style:font-size-asian="12pt" style:font-size-complex="12pt"/>
    </style:style>
    <style:style style:name="P2" style:family="paragraph" style:parent-style-name="Heading_20_3">
      <style:paragraph-properties fo:text-align="justify" style:justify-single-word="false"/>
      <style:text-properties style:font-name="Arial1" fo:font-size="12pt" style:font-size-asian="12pt" style:font-size-complex="12pt"/>
    </style:style>
    <style:style style:name="P3" style:family="paragraph" style:parent-style-name="Standard">
      <style:paragraph-properties fo:text-align="justify" style:justify-single-word="false"/>
      <style:text-properties officeooo:paragraph-rsid="000b33f4"/>
    </style:style>
    <style:style style:name="P4" style:family="paragraph" style:parent-style-name="Standard">
      <style:paragraph-properties fo:text-align="justify" style:justify-single-word="false"/>
      <style:text-properties style:font-name="Arial1" fo:font-size="12pt" officeooo:paragraph-rsid="000b33f4" style:font-size-asian="12pt" style:font-size-complex="12pt"/>
    </style:style>
    <style:style style:name="P5" style:family="paragraph" style:parent-style-name="Standard">
      <style:paragraph-properties fo:text-align="justify" style:justify-single-word="false"/>
      <style:text-properties style:font-name="Arial1" fo:font-size="12pt" officeooo:paragraph-rsid="000a8c23" style:font-size-asian="12pt" style:font-size-complex="12pt"/>
    </style:style>
    <style:style style:name="P6" style:family="paragraph" style:parent-style-name="Standard">
      <style:paragraph-properties fo:text-align="center" style:justify-single-word="false"/>
      <style:text-properties style:font-name="Arial1" fo:font-size="12pt" officeooo:rsid="000b33f4" officeooo:paragraph-rsid="000b33f4" style:font-size-asian="12pt" style:font-size-complex="12pt"/>
    </style:style>
    <style:style style:name="P7" style:family="paragraph" style:parent-style-name="Text_20_body">
      <style:paragraph-properties fo:text-align="justify" style:justify-single-word="false"/>
      <style:text-properties style:font-name="Arial1" fo:font-size="12pt" style:font-size-asian="12pt" style:font-size-complex="12pt"/>
    </style:style>
    <style:style style:name="P8" style:family="paragraph" style:parent-style-name="Text_20_body" style:list-style-name="L1">
      <style:paragraph-properties fo:margin-top="0cm" fo:margin-bottom="0cm" style:contextual-spacing="false" fo:text-align="justify" style:justify-single-word="false"/>
      <style:text-properties style:font-name="Arial1" fo:font-size="12pt" style:font-size-asian="12pt" style:font-size-complex="12pt"/>
    </style:style>
    <style:style style:name="P9" style:family="paragraph" style:parent-style-name="Text_20_body" style:list-style-name="L1">
      <style:paragraph-properties fo:text-align="justify" style:justify-single-word="false"/>
      <style:text-properties style:font-name="Arial1" fo:font-size="12pt" style:font-size-asian="12pt" style:font-size-complex="12pt"/>
    </style:style>
    <style:style style:name="P10" style:family="paragraph" style:parent-style-name="Text_20_body">
      <style:paragraph-properties fo:text-align="justify" style:justify-single-word="false"/>
      <style:text-properties style:font-name="Arial1" fo:font-size="12pt" officeooo:rsid="000b33f4" officeooo:paragraph-rsid="000b33f4" style:font-size-asian="12pt" style:font-size-complex="12pt"/>
    </style:style>
    <style:style style:name="P11" style:family="paragraph" style:parent-style-name="Text_20_body">
      <style:paragraph-properties fo:text-align="justify" style:justify-single-word="false"/>
      <style:text-properties officeooo:paragraph-rsid="000a8c23"/>
    </style:style>
    <style:style style:name="P12" style:family="paragraph" style:parent-style-name="Text_20_body">
      <style:paragraph-properties fo:text-align="justify" style:justify-single-word="false"/>
    </style:style>
    <style:style style:name="T1" style:family="text">
      <style:text-properties fo:color="#212529" loext:opacity="100%" style:font-name="apple-system" fo:font-size="12pt" fo:background-color="#ffffff" loext:char-shading-value="0"/>
    </style:style>
    <style:style style:name="T2" style:family="text">
      <style:text-properties fo:color="#212529" loext:opacity="100%" style:font-name="apple-system" fo:font-size="12pt" fo:font-weight="bold" fo:background-color="#ffffff" loext:char-shading-value="0" style:font-weight-asian="bold" style:font-weight-complex="bold"/>
    </style:style>
    <style:style style:name="T3" style:family="text">
      <style:text-properties fo:color="#212529" loext:opacity="100%" style:font-name="apple-system" fo:font-weight="bold" fo:background-color="#ffffff" loext:char-shading-value="0" style:font-weight-asian="bold" style:font-weight-complex="bold"/>
    </style:style>
    <style:style style:name="T4" style:family="text">
      <style:text-properties fo:color="#212529" loext:opacity="100%" style:font-name="apple-system" fo:background-color="#ffffff" loext:char-shading-value="0"/>
    </style:style>
    <style:style style:name="T5" style:family="text">
      <style:text-properties fo:color="#212529" loext:opacity="100%" fo:font-weight="bold" fo:background-color="#ffffff" loext:char-shading-value="0" style:font-weight-asian="bold" style:font-weight-complex="bold"/>
    </style:style>
    <style:style style:name="T6" style:family="text">
      <style:text-properties fo:color="#212529" loext:opacity="100%" fo:background-color="#ffffff" loext:char-shading-value="0"/>
    </style:style>
    <style:style style:name="T7" style:family="text">
      <style:text-properties fo:font-size="12pt" style:font-size-asian="12pt" style:font-size-complex="12pt"/>
    </style:style>
    <style:style style:name="T8" style:family="text">
      <style:text-properties fo:font-size="12pt" officeooo:rsid="000b33f4"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0a2e82" style:font-weight-asian="bold" style:font-weight-complex="bold"/>
    </style:style>
    <style:style style:name="T12" style:family="text">
      <style:text-properties fo:font-weight="bold" officeooo:rsid="000b33f4" style:font-weight-asian="bold" style:font-weight-complex="bold"/>
    </style:style>
    <style:style style:name="T13" style:family="text">
      <style:text-properties officeooo:rsid="000a8c23"/>
    </style:style>
    <style:style style:name="T14" style:family="text">
      <style:text-properties officeooo:rsid="000b33f4"/>
    </style:style>
    <style:style style:name="T15" style:family="text">
      <style:text-properties fo:color="#000000" loext:opacity="100%" fo:font-weight="normal" officeooo:rsid="000a2e82" style:font-weight-asian="normal" style:font-weight-complex="normal"/>
    </style:style>
    <style:style style:name="T16" style:family="text">
      <style:text-properties fo:color="#000000" loext:opacity="100%" fo:font-weight="normal" officeooo:rsid="000b33f4" style:font-weight-asian="normal" style:font-weight-complex="normal"/>
    </style:style>
    <style:style style:name="T17" style:family="text">
      <style:text-properties fo:color="#000000" loext:opacity="100%" fo:font-size="12pt" fo:font-weight="normal" officeooo:rsid="000a2e82" style:font-size-asian="12pt" style:font-weight-asian="normal" style:font-size-complex="12pt" style:font-weight-complex="normal"/>
    </style:style>
    <style:style style:name="T18" style:family="text">
      <style:text-properties fo:color="#000000" loext:opacity="100%" fo:font-size="12pt" fo:font-weight="normal" officeooo:rsid="000b33f4" style:font-size-asian="12pt" style:font-weight-asian="normal" style:font-size-complex="12pt" style:font-weight-complex="normal"/>
    </style:style>
    <style:style style:name="T19" style:family="text">
      <style:text-properties fo:color="#000000" loext:opacity="100%" style:font-name="Arial1" fo:font-size="12pt" fo:font-weight="normal" officeooo:rsid="000a2e82" style:font-size-asian="12pt" style:font-weight-asian="normal" style:font-size-complex="12pt" style:font-weight-complex="normal"/>
    </style:style>
    <style:style style:name="T20" style:family="text">
      <style:text-properties fo:color="#000000" loext:opacity="100%" style:font-name="Arial1" fo:font-size="12pt" fo:font-weight="normal" officeooo:rsid="000b33f4" style:font-size-asian="12pt" style:font-weight-asian="normal" style:font-size-complex="12pt" style:font-weight-complex="normal"/>
    </style:style>
    <style:style style:name="T21" style:family="text">
      <style:text-properties style:font-name="Arial1" fo:font-size="12pt" style:font-size-asian="12pt" style:font-size-complex="12pt"/>
    </style:style>
    <style:style style:name="T22" style:family="text">
      <style:text-properties style:font-name="Arial1" fo:font-size="12pt" officeooo:rsid="000b33f4" style:font-size-asian="12pt" style:font-size-complex="12pt"/>
    </style:style>
    <style:style style:name="T2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BERNARDO SAAD GEBRAN BUSATTO – 4ºP </text:span></text:p>
      <text:p text:style-name="P4"><text:span text:style-name="T5"/></text:p>
      <text:p text:style-name="P4"><text:span text:style-name="T5">1) Suponha que tenha sido identificado que uma tabela, cujo nome é disciplinas, não apresentava nenhum índice criado que estivesse associado ao campo id_disciplinas. Nessa situação, o comando abaixo permite a criação desse índice com o nome idx_id_curso.</text:span></text:p>
      <text:p text:style-name="P4"><text:line-break/><text:span text:style-name="T6">CREATE INDEX IN disciplinas ON idx_id_curso(id_disciplina).</text:span></text:p>
      <text:p text:style-name="P4"><text:line-break/>a) certo.</text:p>
      <text:p text:style-name="P4"><text:span text:style-name="T10">b) errado, </text:span><text:span text:style-name="T11">pois o comando IN não é utilizado no INDEX. </text:span><text:span text:style-name="T12">A sintaxe certa seria:</text:span></text:p>
      <text:p text:style-name="P4"><text:span text:style-name="T11"/></text:p>
      <text:p text:style-name="P3"><text:span text:style-name="T19">CREATE INDEX </text:span><text:span text:style-name="Emphasis"><text:span text:style-name="T20">id_disciplina </text:span></text:span><text:span text:style-name="T19">ON </text:span><text:span text:style-name="Emphasis"><text:span text:style-name="T20">disciplinas</text:span></text:span><text:span text:style-name="T19"> (</text:span><text:span text:style-name="T20">idx_id_curso</text:span><text:span text:style-name="T19">); </text:span></text:p>
      <text:p text:style-name="P4"><text:line-break/><text:line-break/><text:span text:style-name="T10">2) O que são índices clusterizados?</text:span></text:p>
      <text:p text:style-name="P5"><text:tab/>Dentre as estratégias de otimização para bancos de dados os índices são os mais usados e atuam diretamente no sequenciamento dos dados mapeados, criando links para as linhas das tabelas e aumentando a performance das consultas. </text:p>
      <text:p text:style-name="P5"><text:tab/>Um índice clusterizado determina a ordem em que as linhas de uma tabela são armazenadas no disco. Se uma tabela tem um índice clusterizado, no momento de um INSERT <text:span text:style-name="T23">as linhas dessa tabela serão armazenadas em disco na ordem exata do mesmo índice. </text:span></text:p>
      <text:p text:style-name="P5"><text:tab/>Isso implicará em um ganho enorme na performance das pesquisas, pois as colunas da tabela estarão ordenadas na mesma ordem dos índices clusterizados por intermédio do modelo de armazenamento usado por esse tipo de índice. </text:p>
      <text:p text:style-name="P5"><text:tab/>Numa tabela, quando é definida uma chave primária, um índice clusterizado é criado automaticamente pelo banco para a mesma. E o que ele faz basicamente é ordenar as informações pela coluna de chave daquele índice em disco. <text:line-break/><text:line-break/><text:span text:style-name="T10">3) O que são índices não-clusterizados? </text:span></text:p>
      <text:p text:style-name="P5"><text:span text:style-name="T10"/></text:p>
      <text:p text:style-name="P5"><text:tab/><text:span text:style-name="T13">O</text:span>s índices não-clusterizados não fazem esse trabalho de ordenação dos dados tal qual é feito com os índices clusterizados. Em outras palavras, ordenam somente o índice em si, e não as linhas, <text:span text:style-name="T23">que são salvas sempre de forma aleatória no disco</text:span>. </text:p>
      <text:p text:style-name="P5">------------------------------------------------------------------------------------------------------------------------</text:p>
      <text:h text:style-name="P1" text:outline-level="3">Clusterizado vs Não-Clusterizado</text:h>
      <text:p text:style-name="P5"/>
      <text:p text:style-name="P11"><text:span text:style-name="T22"><text:tab/>U</text:span><text:span text:style-name="T21">m exemplo mais próximo da realidade, considere uma tabela de CEP (CEP, Endereço, Bairro, Cidade, etc.) com uma enorme quantidade de dados e que será muito pouco atualizada. Essa tabela será usada por um sistema onde um usuário informa o CEP num campo da tela e os outros campos de endereço devem ser carregados automaticamente após um </text:span><text:span text:style-name="Emphasis"><text:span text:style-name="T21">Enter.</text:span></text:span></text:p>
      <text:p text:style-name="P7"><text:tab/>O primeiro critério para avaliar se a nossa tabela precisa de um índice é analisar quais colunas recebem mais consultas, portanto a coluna CEP. Para melhorar a performance nas pesquisas, o DBA tem como opção mais viável a criação de um índice nessa coluna. Vejamos as duas realidades caso ele optasse por índices clusterizados e não-clusterizados:</text:p>
      <text:list xml:id="list2647181309" text:style-name="L1">
        <text:list-item>
          <text:p text:style-name="P8"><text:soft-page-break/>Com um índice <text:span text:style-name="T9">não-clusterizado, </text:span>o banco salvaria os dados de CEP de forma aleatória no disco e armazenaria no índice apenas um ponteiro para o local onde o dado real está.</text:p>
        </text:list-item>
        <text:list-item>
          <text:p text:style-name="P9">Com um índice <text:span text:style-name="T9">clusterizado</text:span>, o banco salvaria os dados de CEP ordenados fisicamente e, sempre que um novo dado for inserido ou atualizado, teremos de arcar com o custo de reescrever os dados no índice para que os mesmos continuem ordenados.</text:p>
        </text:list-item>
      </text:list>
      <text:p text:style-name="P7"><text:tab/>Portanto, como a coluna CEP sofrerá poucas ou nenhuma atualização, a melhor estratégia é criar um índice clusterizado para a mesma. Todavia, se a coluna sofresse muitas atualizações, criar um índice clusterizado poderia invalidar o custo x benefício que vimos, com mais sobrecarga e menos performance. Neste caso, <text:span text:style-name="T14">é necessário</text:span> analisar os cenários e, através de testes de desempenho e stress, avaliar qual a melhor alternativa. </text:p>
      <text:h text:style-name="P2" text:outline-level="3">Vantagens x Desvantagens</text:h>
      <text:p text:style-name="P12"><text:span text:style-name="T21"><text:tab/>Os índices clusterizados têm como principal vantagem a performance nas pesquisas: elas são mais rápidas em relação aos não-clusterizados. Isso se deve ao fato de as informações daquele índice e sua coluna respectiva estarem ordenadas e próximas na memória física do banco. A principal desvantagem é o “custo” de novas escritas em disco que isso trará para o mesmo. Por exemplo, se uma linha em específico tiver seu valor atualizado (</text:span><text:span text:style-name="Emphasis"><text:span text:style-name="T21">UPDATE</text:span></text:span><text:span text:style-name="T21">) em uma de suas colunas de índice (clusterizados), o banco de dados irá mover a linha inteira para que a tabela continue a ser ordenada na mesma ordem da coluna de índice clusterizado. Imagine quantas vezes isso poderá ser feito em um sistema que atualiza muitos dados na referida tabela. Uma opção pode ser não usar o índice clusterizado nesse caso, mas o problema retorna quando a mesma tabela também passar a receber muitas pesquisas.</text:span></text:p>
      <text:p text:style-name="P7"><text:tab/>Para manter a organização o banco de dados precisará sempre rearranjar as linhas quando um UPDATE for efetuado. Isso trará consequências diretas na performance da base inteira e deve ser algo planejado antes.</text:p>
      <text:p text:style-name="P7"><text:tab/>Tanto os índices clusterizados quanto os não-clusterizados podem ser exclusivos. Isso significa que duas linhas não podem ter o mesmo valor que a chave de índice. Caso contrário, o índice não será exclusivo e várias linhas poderão compartilhar o mesmo valor de chave. Além disso, para cada tabela podemos ter apenas um índice clusterizado, ao passo que essa restrição não se aplica aos não-clusterizados. Essa limitação caracteriza mais um ponto a ser avaliado com cuidado quando do uso dessas estruturas em suas tabelas. </text:p>
      <text:p text:style-name="P7"/>
      <text:p text:style-name="P10">Fonte:</text:p>
      <text:p text:style-name="P5">https://www.devmedia.com.br/indices-clusterizados-e-nao-clusterizados-no-sql-server/3028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3T10:17:14.011000000</meta:creation-date>
    <dc:date>2022-10-23T10:58:37.538000000</dc:date>
    <meta:editing-duration>PT11M3S</meta:editing-duration>
    <meta:editing-cycles>1</meta:editing-cycles>
    <meta:document-statistic meta:table-count="0" meta:image-count="0" meta:object-count="0" meta:page-count="2" meta:paragraph-count="25" meta:word-count="801" meta:character-count="5153" meta:non-whitespace-character-count="4352"/>
    <meta:generator>LibreOffice/7.3.5.2$Windows_X86_64 LibreOffice_project/184fe81b8c8c30d8b5082578aee2fed2ea847c01</meta:generator>
  </office:meta>
</office:document-meta>
</file>